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97b" officeooo:paragraph-rsid="001b697b"/>
    </style:style>
    <style:style style:name="P2" style:family="paragraph" style:parent-style-name="Standard">
      <style:text-properties officeooo:rsid="001cfa25" officeooo:paragraph-rsid="001cfa25"/>
    </style:style>
    <style:style style:name="P3" style:family="paragraph" style:parent-style-name="Standard">
      <style:text-properties officeooo:rsid="001cfa25" officeooo:paragraph-rsid="00215955"/>
    </style:style>
    <style:style style:name="P4" style:family="paragraph" style:parent-style-name="Standard">
      <style:text-properties officeooo:rsid="001cfa25" officeooo:paragraph-rsid="0023dc89"/>
    </style:style>
    <style:style style:name="T1" style:family="text">
      <style:text-properties officeooo:rsid="001cfa25"/>
    </style:style>
    <style:style style:name="T2" style:family="text">
      <style:text-properties officeooo:rsid="001da0aa"/>
    </style:style>
    <style:style style:name="T3" style:family="text">
      <style:text-properties officeooo:rsid="00215955"/>
    </style:style>
    <style:style style:name="T4" style:family="text">
      <style:text-properties officeooo:rsid="00263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0_2646187895"/><text:s/><text:bookmark-start text:name="__DdeLink__823_866289054"/>AT+ADDRESS<text:bookmark-end text:name="__DdeLink__0_2646187895"/><text:span text:style-name="T1">=1</text:span><text:bookmark-end text:name="__DdeLink__823_866289054"/><text:span text:style-name="T1"> </text:span><text:span text:style-name="T4">drone , 2 base</text:span></text:p>
      <text:p text:style-name="P1"><text:bookmark-start text:name="__DdeLink__2_2646187895"/><text:s/><text:bookmark-start text:name="__DdeLink__826_866289054"/><text:bookmark-start text:name="__DdeLink__4_2646187895"/>AT+NETWORKID<text:bookmark-end text:name="__DdeLink__2_2646187895"/><text:bookmark-end text:name="__DdeLink__4_2646187895"/><text:span text:style-name="T1">=18</text:span><text:bookmark-end text:name="__DdeLink__826_866289054"/></text:p>
      <text:p text:style-name="P2"><text:bookmark-start text:name="__DdeLink__829_866289054"/><text:s/><text:bookmark-start text:name="__DdeLink__6_2646187895"/>AT+CRFOP<text:bookmark-end text:name="__DdeLink__6_2646187895"/> = 22<text:bookmark-end text:name="__DdeLink__829_866289054"/></text:p>
      <text:p text:style-name="P2"><text:s/>AT+IPR<text:span text:style-name="T2">=57600</text:span></text:p>
      <text:p text:style-name="P2"><text:bookmark-start text:name="__DdeLink__8_2646187895"/><text:s/>AT+MODE<text:bookmark-end text:name="__DdeLink__8_2646187895"/><text:span text:style-name="T2">=0</text:span></text:p>
      <text:p text:style-name="P2"><text:s/><text:bookmark-start text:name="__DdeLink__10_2646187895"/>AT+BAND<text:bookmark-end text:name="__DdeLink__10_2646187895"/><text:span text:style-name="T2">=915000000</text:span></text:p>
      <text:p text:style-name="P2"/>
      <text:p text:style-name="P3">AT+SEND=1,1,0 <text:s/></text:p>
      <text:p text:style-name="P3">AT+SEND=1,2,30 <text:s/></text:p>
      <text:p text:style-name="P3">AT+SEND=1,2,50 <text:s/></text:p>
      <text:p text:style-name="P3">AT+SEND=1,2,75 </text:p>
      <text:p text:style-name="P3">AT+SEND=1,2,95 <text:s/></text:p>
      <text:p text:style-name="P3">AT+SEND=1,3,135 </text:p>
      <text:p text:style-name="P3">AT+SEND=1,3,18<text:span text:style-name="T3">0</text:span></text:p>
      <text:p text:style-name="P3"/>
      <text:p text:style-name="P3">+RCV=1,2,30,-51,11</text:p>
      <text:p text:style-name="P3">+RCV=1,2,50,-49,9</text:p>
      <text:p text:style-name="P3">+RCV=1,2,75,-59,9</text:p>
      <text:p text:style-name="P4">+RCV=1,2,95,-60,9 </text:p>
      <text:p text:style-name="P4">+RCV=1,3,135,-51,9</text:p>
      <text:p text:style-name="P3">+RCV=1,3,180,-49,10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20:05:58.359390593</meta:creation-date>
    <meta:editing-duration>PT15M38S</meta:editing-duration>
    <meta:editing-cycles>3</meta:editing-cycles>
    <meta:generator>LibreOffice/7.3.7.2$Linux_X86_64 LibreOffice_project/30$Build-2</meta:generator>
    <dc:date>2024-08-15T21:41:48.033626731</dc:date>
    <meta:document-statistic meta:table-count="0" meta:image-count="0" meta:object-count="0" meta:page-count="1" meta:paragraph-count="19" meta:word-count="25" meta:character-count="315" meta:non-whitespace-character-count="292"/>
  </office:meta>
</office:document-meta>
</file>